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48d" officeooo:paragraph-rsid="0000048d"/>
    </style:style>
    <style:style style:name="P2" style:family="paragraph" style:parent-style-name="Standard">
      <style:text-properties officeooo:rsid="0000048d" officeooo:paragraph-rsid="00007529"/>
    </style:style>
    <style:style style:name="P3" style:family="paragraph" style:parent-style-name="Standard">
      <style:text-properties officeooo:rsid="00007529" officeooo:paragraph-rsid="00007529"/>
    </style:style>
    <style:style style:name="P4" style:family="paragraph" style:parent-style-name="Standard">
      <style:text-properties fo:font-weight="bold" officeooo:rsid="0000048d" officeooo:paragraph-rsid="0000048d" style:font-weight-asian="bold" style:font-weight-complex="bold"/>
    </style:style>
    <style:style style:name="P5" style:family="paragraph" style:parent-style-name="Standard">
      <style:text-properties fo:font-weight="bold" officeooo:rsid="00007529" officeooo:paragraph-rsid="00007529" style:font-weight-asian="bold" style:font-weight-complex="bold"/>
    </style:style>
    <style:style style:name="P6" style:family="paragraph" style:parent-style-name="Standard">
      <style:text-properties officeooo:rsid="00020330" officeooo:paragraph-rsid="00020330"/>
    </style:style>
    <style:style style:name="P7" style:family="paragraph" style:parent-style-name="Standard">
      <style:text-properties officeooo:rsid="0004d480" officeooo:paragraph-rsid="0004d480"/>
    </style:style>
    <style:style style:name="P8" style:family="paragraph" style:parent-style-name="Standard">
      <style:text-properties officeooo:rsid="000667a5" officeooo:paragraph-rsid="000667a5"/>
    </style:style>
    <style:style style:name="P9" style:family="paragraph" style:parent-style-name="Standard">
      <style:text-properties officeooo:rsid="00082952" officeooo:paragraph-rsid="00082952"/>
    </style:style>
    <style:style style:name="P10" style:family="paragraph" style:parent-style-name="Standard">
      <style:text-properties officeooo:rsid="000667a5" officeooo:paragraph-rsid="000667a5"/>
    </style:style>
    <style:style style:name="P11" style:family="paragraph" style:parent-style-name="Standard">
      <style:text-properties officeooo:rsid="000aa85d" officeooo:paragraph-rsid="000aa85d"/>
    </style:style>
    <style:style style:name="P12" style:family="paragraph" style:parent-style-name="Standard">
      <style:text-properties officeooo:rsid="000c4183" officeooo:paragraph-rsid="000c4183"/>
    </style:style>
    <style:style style:name="P13" style:family="paragraph" style:parent-style-name="Standard">
      <style:text-properties officeooo:rsid="000d7ca5" officeooo:paragraph-rsid="000d7ca5"/>
    </style:style>
    <style:style style:name="P14" style:family="paragraph" style:parent-style-name="Standard">
      <style:text-properties officeooo:rsid="000d7ca5" officeooo:paragraph-rsid="00180774"/>
    </style:style>
    <style:style style:name="P15" style:family="paragraph" style:parent-style-name="Standard">
      <style:text-properties officeooo:rsid="000d7ca5" officeooo:paragraph-rsid="0019db36"/>
    </style:style>
    <style:style style:name="P16" style:family="paragraph" style:parent-style-name="Standard">
      <style:text-properties officeooo:rsid="00082952" officeooo:paragraph-rsid="00082952"/>
    </style:style>
    <style:style style:name="P17" style:family="paragraph" style:parent-style-name="Standard">
      <style:text-properties officeooo:rsid="00082952" officeooo:paragraph-rsid="0010f7f5"/>
    </style:style>
    <style:style style:name="P18" style:family="paragraph" style:parent-style-name="Standard">
      <style:text-properties officeooo:rsid="00082952" officeooo:paragraph-rsid="001cadc1"/>
    </style:style>
    <style:style style:name="P19" style:family="paragraph" style:parent-style-name="Standard">
      <style:text-properties officeooo:rsid="000f12a3" officeooo:paragraph-rsid="000f12a3"/>
    </style:style>
    <style:style style:name="P20" style:family="paragraph" style:parent-style-name="Standard">
      <style:text-properties officeooo:rsid="0010f7f5" officeooo:paragraph-rsid="0010f7f5"/>
    </style:style>
    <style:style style:name="P21" style:family="paragraph" style:parent-style-name="Standard">
      <style:text-properties fo:font-weight="bold" officeooo:rsid="00082952" officeooo:paragraph-rsid="00082952" style:font-weight-asian="bold" style:font-weight-complex="bold"/>
    </style:style>
    <style:style style:name="P22" style:family="paragraph" style:parent-style-name="Standard">
      <style:text-properties fo:font-weight="bold" officeooo:rsid="000d7ca5" officeooo:paragraph-rsid="000d7ca5" style:font-weight-asian="bold" style:font-weight-complex="bold"/>
    </style:style>
    <style:style style:name="P23" style:family="paragraph" style:parent-style-name="Standard">
      <style:text-properties fo:font-weight="bold" officeooo:rsid="000d7ca5" officeooo:paragraph-rsid="00180774" style:font-weight-asian="bold" style:font-weight-complex="bold"/>
    </style:style>
    <style:style style:name="P24" style:family="paragraph" style:parent-style-name="Standard">
      <style:text-properties fo:font-weight="bold" officeooo:rsid="000667a5" officeooo:paragraph-rsid="000667a5" style:font-weight-asian="bold" style:font-weight-complex="bold"/>
    </style:style>
    <style:style style:name="P25" style:family="paragraph" style:parent-style-name="Standard">
      <style:text-properties fo:font-weight="bold" officeooo:rsid="000aa85d" officeooo:paragraph-rsid="000aa85d" style:font-weight-asian="bold" style:font-weight-complex="bold"/>
    </style:style>
    <style:style style:name="P26" style:family="paragraph" style:parent-style-name="Standard">
      <style:text-properties fo:font-weight="bold" officeooo:rsid="0010f7f5" officeooo:paragraph-rsid="0010f7f5" style:font-weight-asian="bold" style:font-weight-complex="bold"/>
    </style:style>
    <style:style style:name="P27" style:family="paragraph" style:parent-style-name="Standard">
      <style:text-properties fo:font-weight="bold" officeooo:rsid="000f12a3" officeooo:paragraph-rsid="000f12a3" style:font-weight-asian="bold" style:font-weight-complex="bold"/>
    </style:style>
    <style:style style:name="P28" style:family="paragraph" style:parent-style-name="Standard">
      <style:text-properties fo:font-weight="bold" officeooo:rsid="00180774" officeooo:paragraph-rsid="00180774" style:font-weight-asian="bold" style:font-weight-complex="bold"/>
    </style:style>
    <style:style style:name="P29" style:family="paragraph" style:parent-style-name="Standard">
      <style:text-properties fo:font-weight="bold" officeooo:rsid="0013ebe2" officeooo:paragraph-rsid="0013ebe2" style:font-weight-asian="bold" style:font-weight-complex="bold"/>
    </style:style>
    <style:style style:name="P30" style:family="paragraph" style:parent-style-name="Standard">
      <style:text-properties officeooo:rsid="001130eb" officeooo:paragraph-rsid="001130eb"/>
    </style:style>
    <style:style style:name="P31" style:family="paragraph" style:parent-style-name="Standard">
      <style:text-properties officeooo:rsid="0013ebe2" officeooo:paragraph-rsid="0013ebe2"/>
    </style:style>
    <style:style style:name="P32" style:family="paragraph" style:parent-style-name="Standard">
      <style:text-properties officeooo:rsid="00180774" officeooo:paragraph-rsid="00180774"/>
    </style:style>
    <style:style style:name="P33" style:family="paragraph" style:parent-style-name="Standard">
      <style:text-properties officeooo:rsid="00180774" officeooo:paragraph-rsid="001b1fa0"/>
    </style:style>
    <style:style style:name="P34" style:family="paragraph" style:parent-style-name="Standard">
      <style:text-properties officeooo:rsid="0019db36" officeooo:paragraph-rsid="0019db36"/>
    </style:style>
    <style:style style:name="P35" style:family="paragraph" style:parent-style-name="Standard">
      <style:text-properties officeooo:rsid="0023039d" officeooo:paragraph-rsid="001c2fbe"/>
    </style:style>
    <style:style style:name="P36" style:family="paragraph" style:parent-style-name="Standard">
      <style:text-properties fo:color="#ce181e" fo:font-weight="bold" officeooo:rsid="0023039d" officeooo:paragraph-rsid="001c2fbe" style:font-weight-asian="bold" style:font-weight-complex="bold"/>
    </style:style>
    <style:style style:name="T1" style:family="text">
      <style:text-properties officeooo:rsid="00007529"/>
    </style:style>
    <style:style style:name="T2" style:family="text">
      <style:text-properties officeooo:rsid="000203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8bee" style:font-weight-asian="bold" style:font-weight-complex="bold"/>
    </style:style>
    <style:style style:name="T5" style:family="text">
      <style:text-properties fo:font-weight="bold" officeooo:rsid="00020330" style:font-weight-asian="bold" style:font-weight-complex="bold"/>
    </style:style>
    <style:style style:name="T6" style:family="text">
      <style:text-properties fo:font-weight="bold" officeooo:rsid="000f12a3" style:font-weight-asian="bold" style:font-weight-complex="bold"/>
    </style:style>
    <style:style style:name="T7" style:family="text">
      <style:text-properties officeooo:rsid="00030b94"/>
    </style:style>
    <style:style style:name="T8" style:family="text">
      <style:text-properties officeooo:rsid="0004d480"/>
    </style:style>
    <style:style style:name="T9" style:family="text">
      <style:text-properties officeooo:rsid="000667a5"/>
    </style:style>
    <style:style style:name="T10" style:family="text">
      <style:text-properties officeooo:rsid="000996b9"/>
    </style:style>
    <style:style style:name="T11" style:family="text">
      <style:text-properties officeooo:rsid="000c4183"/>
    </style:style>
    <style:style style:name="T12" style:family="text">
      <style:text-properties officeooo:rsid="000d7ca5"/>
    </style:style>
    <style:style style:name="T13" style:family="text">
      <style:text-properties officeooo:rsid="000f12a3"/>
    </style:style>
    <style:style style:name="T14" style:family="text">
      <style:text-properties officeooo:rsid="0010f7f5"/>
    </style:style>
    <style:style style:name="T15" style:family="text">
      <style:text-properties officeooo:rsid="001130eb"/>
    </style:style>
    <style:style style:name="T16" style:family="text">
      <style:text-properties officeooo:rsid="0012824c"/>
    </style:style>
    <style:style style:name="T17" style:family="text">
      <style:text-properties officeooo:rsid="001568fc"/>
    </style:style>
    <style:style style:name="T18" style:family="text">
      <style:text-properties officeooo:rsid="00174a57"/>
    </style:style>
    <style:style style:name="T19" style:family="text">
      <style:text-properties officeooo:rsid="00180774"/>
    </style:style>
    <style:style style:name="T20" style:family="text">
      <style:text-properties officeooo:rsid="0019db36"/>
    </style:style>
    <style:style style:name="T21" style:family="text">
      <style:text-properties officeooo:rsid="001b1fa0"/>
    </style:style>
    <style:style style:name="T22" style:family="text">
      <style:text-properties officeooo:rsid="00239d50"/>
    </style:style>
    <style:style style:name="T23" style:family="text">
      <style:text-properties officeooo:rsid="0027450d"/>
    </style:style>
    <style:style style:name="T24" style:family="text">
      <style:text-properties officeooo:rsid="001cadc1"/>
    </style:style>
    <style:style style:name="T25" style:family="text">
      <style:text-properties officeooo:rsid="001e6bf8"/>
    </style:style>
    <style:style style:name="T2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sy (wycieczki dla DarkOrbit)</text:p>
      <text:p text:style-name="P1"/>
      <text:p text:style-name="P4">1. Trasa (wycieczka) według przewodnika</text:p>
      <text:p text:style-name="P1"/>
      <text:p text:style-name="P1"><text:span text:style-name="T3">Uzasadnienie wyboru:</text:span> Gra DarkOrbit jest dość złożona ze względu na wielowątkowość scenariusza, w którym oprócz istnienia celów misji podstawowych, istnieje szereg misji pobocznych. Złożoność gry determinuje również kwestia dużej liczby opcji do wybory, jak np. wybór pojazdu (statku), wybór dodatkowego wyposażenia <text:span text:style-name="T1">i wpływ tych elementów na przebieg rozrywki</text:span>. Zakup wyposażenia dla gracza w sklepie. Przebieg procesu zakupowego jest <text:span text:style-name="T1">prosty jednak może wymagać instrukcji krok po kroku zachowań gracza. Dodatkowo właściwy tutorial jest niezbędny dla rozpoczęcia rozgrywki w sposób natychmiastowy</text:span></text:p>
      <text:p text:style-name="P1"/>
      <text:p text:style-name="P5">2. Trasa (wycieczka) odwołana z powodu deszczu</text:p>
      <text:p text:style-name="P1"/>
      <text:p text:style-name="P3"><text:span text:style-name="T3">Uzasadnienie </text:span><text:span text:style-name="T4">wyboru</text:span><text:span text:style-name="T3">:</text:span> Testowanie ustawionych opcji gry po ponownym zalogowaniu w szczególności:</text:p>
      <text:p text:style-name="P3">- zapisanie Profilu Pilota i sprawdzanie, czy dane są przechowywane zgodnie z przesłanymi informacjami;</text:p>
      <text:p text:style-name="P3">- <text:s/>zakupy dokonane w sklepie – sprawdzenie czy zakupione przedmioty są <text:span text:style-name="T2">zapisane </text:span>na koncie; <text:span text:style-name="T8">dodanie do koszyka w sklepie i wyjście z gry – sprawdzenie zapamiętania / zapisu dodanych przedmiotów do koszyka; </text:span></text:p>
      <text:p text:style-name="P3">- <text:s/>zapis stanu rozgrywki – przerwanie / wyjście z rozgrywki w dowolnym momencie;</text:p>
      <text:p text:style-name="P2"/>
      <text:p text:style-name="Standard"><text:span text:style-name="T5">3. <text:s/></text:span><text:span text:style-name="T3">Trasa Garbage Collector</text:span>: <text:span text:style-name="T7">zbadanie dojścia do </text:span>wszystki<text:span text:style-name="T7">ch</text:span> element<text:span text:style-name="T7">ów</text:span> menu <text:span text:style-name="T7">według kryterium </text:span>najkrótszej możliwej ścieżki.</text:p>
      <text:p text:style-name="Standard"/>
      <text:p text:style-name="P11"><text:span text:style-name="T3">Uzasadnienie wyboru</text:span>: Trasa pozwala na zapoznanie z elementami ustawień i wyborów w grze. Ich znajomość jest <text:span text:style-name="T25">kluczowa z punktu pro</text:span>wadzenia rozgrywki. Trasa pokazuje z jakimi elementami menu gracz się spotka i co musi ustawić, z czego skorzystać. Trasa wskazuje co należy przetestować <text:span text:style-name="T25">w menu</text:span>. Jak poszczególne funkcje m<text:span text:style-name="T25">e</text:span>nu są od siebie uzależnione i co z tego wynika dla gracza.</text:p>
      <text:p text:style-name="Standard"/>
      <text:p text:style-name="P7">Przejście trasy – <text:span text:style-name="T9">wybranie wszystkich elementów menu</text:span></text:p>
      <text:p text:style-name="P7">Czas badania: 20 minut</text:p>
      <text:p text:style-name="P30">Wszystkie poniższe funkcje dostępne <text:span text:style-name="T25">są bezpośrednio </text:span>w głównym oknie gry.</text:p>
      <text:p text:style-name="P30"/>
      <text:p text:style-name="P18"><text:span text:style-name="T15">Krok wstępny </text:span>Logowanie do panelu gry: <text:a xlink:type="simple" xlink:href="https://pl3.darkorbit.com/" text:style-name="Internet_20_link" text:visited-style-name="Visited_20_Internet_20_Link">https://pl3.darkorbit.com/</text:a> <text:s text:c="2"/>(login — , hasło — )</text:p>
      <text:p text:style-name="P7"/>
      <text:p text:style-name="P24">1. P<text:span text:style-name="T15">ROFIL PILOTA</text:span></text:p>
      <text:p text:style-name="P11"/>
      <text:p text:style-name="P25">Opis:</text:p>
      <text:p text:style-name="P11">Funkcja dotycząca profilu gracza, można ustawić <text:span text:style-name="T11">następujące</text:span> pola:</text:p>
      <text:p text:style-name="P11">- <text:span text:style-name="T11">Nazwa Pilota – wpisanie nazwy jako łańcuch tekstowy;</text:span></text:p>
      <text:p text:style-name="P11">- <text:span text:style-name="T11">Data urodzenia – wybór z listy dostępnych opcji;</text:span></text:p>
      <text:p text:style-name="P12">- Płeć- ustawienia z listy: mężczyzna, kobieta lub brak;</text:p>
      <text:p text:style-name="P8">- <text:span text:style-name="T12">Kraj – wpisanie nazwy jako łańcuch tekstowy;</text:span></text:p>
      <text:p text:style-name="P13">- Miejscowość - wpisanie nazwy jako łańcuch tekstowy;</text:p>
      <text:p text:style-name="P13">- Zainteresowania - wpisanie nazwy jako łańcuch tekstowy;</text:p>
      <text:p text:style-name="P13">- Kontakt - wpisanie nazwy jako łańcuch tekstowy;</text:p>
      <text:p text:style-name="P13">- Avatar – wgranie pliku graficznego (obrazka) gracza jako plik .gif lub .jpg o wymiarach 115x125px i 15KB.</text:p>
      <text:p text:style-name="P13">Klawisz Zapis – zapisanie danych formularza Pilota / Gracza</text:p>
      <text:p text:style-name="P13"><text:soft-page-break/></text:p>
      <text:p text:style-name="P13">Znalezione bugi:</text:p>
      <text:p text:style-name="P36"><text:span text:style-name="T23">Skasowanie danych po wpisaniu długiej <text:s/>nazwy pliku</text:span> <text:span text:style-name="T23">w polu</text:span> Avatar <text:span text:style-name="T23">w Profilu Pilota</text:span> </text:p>
      <text:p text:style-name="P35">Próba wprowadzania łańcucha znaków <text:span text:style-name="T22">o długości </text:span>10*10^6 powoduje wystąpienie błędu <text:span text:style-name="T22">. W wyniku zawieszenia serwera następuje wyzerowanie profilu i konieczność wprowadzenia wszystkich danych gracza od początku. Należy wprowadzić organicznie na długość nazwy piku graficznego Avatara.</text:span></text:p>
      <text:p text:style-name="P8"/>
      <text:p text:style-name="P8"/>
      <text:p text:style-name="P24">2. H<text:span text:style-name="T15">ANGAR</text:span></text:p>
      <text:p text:style-name="P8"/>
      <text:p text:style-name="P22">Opis:</text:p>
      <text:p text:style-name="P13">Funkcja pozwala na wybór pojazdu / statku dla gracza. <text:span text:style-name="T13">Początkujący gracz</text:span> ma wybór <text:span text:style-name="T13">jednego pojazdu (domyślny)</text:span> <text:span text:style-name="T13">lub może wybrać zakup statku / pojazdu z listy posiadanych (w czasie rozgrywki pojazdy są dostępne za zbierane zasoby – iridium lub kupowane w sklepie za pieniądze. Funkcja wymaga zainstalowanego Adobe Flash Playera.</text:span></text:p>
      <text:p text:style-name="P9"/>
      <text:p text:style-name="P19">Znalezione bugi:</text:p>
      <text:p text:style-name="P19">- brak</text:p>
      <text:p text:style-name="P9"/>
      <text:p text:style-name="P21">3. K<text:span text:style-name="T15">LAN</text:span></text:p>
      <text:p text:style-name="P9"/>
      <text:p text:style-name="P21">Opis:</text:p>
      <text:p text:style-name="P17">Lista <text:span text:style-name="T13">dostępnych grup graczy (klanów) przynależność do klanu jest związana z postępem w grze i otrzymanymi punktami. Główne funkcje zakładki to: </text:span></text:p>
      <text:p text:style-name="P17"/>
      <text:p text:style-name="P17"><text:span text:style-name="T6">Załóż klan: </text:span><text:span text:style-name="T13">Można <text:s/>utworzyć klan podając:</text:span></text:p>
      <text:p text:style-name="P17">- <text:span text:style-name="T14">Nazwa klanu - wpisanie nazwy jako łańcuch tekstowy;</text:span></text:p>
      <text:p text:style-name="P17">- <text:span text:style-name="T14">Tag klanu - wpisanie nazwy jako łańcuch tekstowy;</text:span></text:p>
      <text:p text:style-name="P20">- Opis klanu - <text:span text:style-name="T12">wpisanie nazwy jako łańcuch tekstowy;</text:span></text:p>
      <text:p text:style-name="P17"/>
      <text:p text:style-name="P26">Wstąp do klanu: <text:span text:style-name="T13">Funkcja wyświetla listę klanów według pozycji:</text:span></text:p>
      <text:p text:style-name="P27">- <text:span text:style-name="T26">Nazwa;</text:span></text:p>
      <text:p text:style-name="P19">- Członkowie (liczba);</text:p>
      <text:p text:style-name="P19">- Ranga;</text:p>
      <text:p text:style-name="P19">- Firma;</text:p>
      <text:p text:style-name="P19">- Status;</text:p>
      <text:p text:style-name="P19"><text:span text:style-name="T25">W polach w ustawieniach gracz nie może sam nic </text:span>ustawić, wpisać , zmienić. Pełna automatyka <text:span text:style-name="T14">ustawień. Zakładka wyświetla właściwie tylko informacje.</text:span></text:p>
      <text:p text:style-name="P9"/>
      <text:p text:style-name="P30"><text:span text:style-name="T3">Firma:</text:span> zakładka zmiany ustawienia firmy. Pozwala na zmianę jednej z <text:span text:style-name="T16">dwóch</text:span> innych firm za posiadane zasoby. </text:p>
      <text:p text:style-name="P9"/>
      <text:p text:style-name="P14">Znalezione bugi:</text:p>
      <text:p text:style-name="P14">- <text:s/><text:span text:style-name="T25">brak</text:span></text:p>
      <text:p text:style-name="P9"/>
      <text:p text:style-name="P21">4. K<text:span text:style-name="T16">UPONY</text:span></text:p>
      <text:p text:style-name="P9"/>
      <text:p text:style-name="P29">Opis: </text:p>
      <text:p text:style-name="P31">Zakup dodatkowych funkcjonalności za posiadane Iudicium (zasoby). Skierowanie do zewnętrznego systemu płatności jeżeli jest brak <text:span text:style-name="T19">własnych</text:span> zasobów. <text:span text:style-name="T19">Przeprowadzenie</text:span> zakupów w <text:span text:style-name="T19">sklepie.</text:span></text:p>
      <text:p text:style-name="P9"><text:soft-page-break/></text:p>
      <text:p text:style-name="P14">Znalezione bugi:</text:p>
      <text:p text:style-name="P23">- <text:s/></text:p>
      <text:p text:style-name="P21"/>
      <text:p text:style-name="P21">5. U<text:span text:style-name="T19">LEPSZENIA</text:span></text:p>
      <text:p text:style-name="P9"/>
      <text:p text:style-name="P31">Opis:</text:p>
      <text:p text:style-name="P31">Możliwość <text:span text:style-name="T17">ulepszenia</text:span> posiadanych przedmiotów / <text:span text:style-name="T18">wyposażenia</text:span> / broni / pojazdów. Wybór ulepszenia z kategorii. <text:span text:style-name="T17">Ustawienie zakresu ulepszenia w zakresie 5 …. 100%. <text:s/>Brak ustawień w granicach 5%&lt; i 100%&gt;. </text:span></text:p>
      <text:p text:style-name="P9"/>
      <text:p text:style-name="P14">Znalezione bugi:</text:p>
      <text:p text:style-name="P14">- <text:s/><text:span text:style-name="T20">brak</text:span></text:p>
      <text:p text:style-name="P9"/>
      <text:p text:style-name="P9"/>
      <text:p text:style-name="P21">6. <text:span text:style-name="T10">SKYLAB</text:span></text:p>
      <text:p text:style-name="P9"/>
      <text:p text:style-name="P28">Opis:</text:p>
      <text:p text:style-name="P32">Laboratorium posiadanego przez gracza zasobów w <text:span text:style-name="T20">postaci</text:span> przedmiotów do wyposażenia bazy np. <text:span text:style-name="T20">k</text:span>olektory, moduły, itp. <text:span text:style-name="T20">Można</text:span> wybrać poszczególne podzespoły:</text:p>
      <text:p text:style-name="P33">- <text:span text:style-name="T20">informacje dt. Funkcji danego elementu. Nic nie można zmienić, ani ustawić. Ustawienia automatyczne przez system;</text:span></text:p>
      <text:p text:style-name="P32">- <text:span text:style-name="T20">Ulepszenie – uruchomienie procedury (za posiadane zasoby lub zakup) ulepszenia elementu. Dwa przyciski – „Buduj” oraz „Buduj teraz” ;</text:span></text:p>
      <text:p text:style-name="P32">- <text:span text:style-name="T21">Produktywność – Potrzebne zasoby aby element działał np. potrzebna energia. Nic nie można zmienić, ani ustawić. Panale o charakterze informacyjnym.Ustawienia automatyczne przez system.</text:span></text:p>
      <text:p text:style-name="P34"/>
      <text:p text:style-name="P15">Znalezione bugi:</text:p>
      <text:p text:style-name="P15">- <text:s/><text:span text:style-name="T20">brak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0:40:51.483000000</meta:creation-date>
    <dc:date>2019-05-28T17:22:33.915000000</dc:date>
    <meta:editing-duration>PT56M7S</meta:editing-duration>
    <meta:editing-cycles>14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69" meta:word-count="729" meta:character-count="5108" meta:non-whitespace-character-count="4414"/>
  </office:meta>
</office:document-meta>
</file>